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8ae3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0" style:family="paragraph" style:parent-style-name="CabecalhoTabela">
      <style:paragraph-properties style:snap-to-layout-grid="false"/>
    </style:style>
    <style:style style:name="P11" style:family="paragraph" style:parent-style-name="CabecalhoTabela">
      <style:paragraph-properties style:snap-to-layout-grid="false"/>
      <style:text-properties officeooo:paragraph-rsid="0002101b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52fa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40016" officeooo:paragraph-rsid="00140016"/>
    </style:style>
    <style:style style:name="P1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1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19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0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1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2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b19c6" officeooo:paragraph-rsid="0002101b"/>
    </style:style>
    <style:style style:name="P2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2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2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40016" officeooo:paragraph-rsid="00140016"/>
    </style:style>
    <style:style style:name="P28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29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1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7035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7035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3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officeooo:rsid="00170358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170358" style:font-name-asian="Times New Roman" style:font-size-asian="10pt"/>
    </style:style>
    <style:style style:name="T17" style:family="text">
      <style:text-properties fo:font-size="10pt" style:font-size-asian="8.75pt" style:font-size-complex="10pt"/>
    </style:style>
    <style:style style:name="T18" style:family="text">
      <style:text-properties fo:font-size="10pt" officeooo:rsid="000e6f81" style:font-size-asian="8.75pt" style:font-size-complex="10pt"/>
    </style:style>
    <style:style style:name="T19" style:family="text">
      <style:text-properties fo:font-size="10pt" officeooo:rsid="00170358" style:font-size-asian="8.75pt" style:font-size-complex="10pt"/>
    </style:style>
    <style:style style:name="T20" style:family="text">
      <style:text-properties fo:font-size="10pt" officeooo:rsid="00170358" style:font-size-asian="10pt" style:font-size-complex="10pt"/>
    </style:style>
    <style:style style:name="T21" style:family="text">
      <style:text-properties officeooo:rsid="000d352d"/>
    </style:style>
    <style:style style:name="T22" style:family="text">
      <style:text-properties style:font-name-asian="Arial"/>
    </style:style>
    <style:style style:name="T23" style:family="text">
      <style:text-properties officeooo:rsid="000e6f81"/>
    </style:style>
    <style:style style:name="T24" style:family="text">
      <style:text-properties officeooo:rsid="001352fa"/>
    </style:style>
    <style:style style:name="T25" style:family="text">
      <style:text-properties officeooo:rsid="00168ae3"/>
    </style:style>
    <style:style style:name="T26" style:family="text">
      <style:text-properties officeooo:rsid="00170358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6">GRH</text:span> – Gestão de <text:span text:style-name="T6">Recursos Humanos</text:span></text:p>
      <text:p text:style-name="P6"/>
      <text:p text:style-name="P4">Documento de Especificação de Caso de Uso</text:p>
      <text:p text:style-name="P4"/>
      <text:p text:style-name="P5">UC<text:span text:style-name="T24">11</text:span> – <text:span text:style-name="T24">Visualizar Avaliação de Rendimento</text:span></text:p>
      <text:p text:style-name="P7"/>
      <text:p text:style-name="P7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1">Responsável</text:p>
          </table:table-cell>
          <table:table-cell table:style-name="Tabela1.D1" office:value-type="string">
            <text:p text:style-name="P10">Alteração</text:p>
          </table:table-cell>
        </table:table-row>
        <table:table-row table:style-name="Tabela1.1">
          <table:table-cell table:style-name="Tabela1.A1" office:value-type="string">
            <text:p text:style-name="P12"><text:span text:style-name="T24">20/05</text:span>/201<text:span text:style-name="T21">5</text:span>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4">Beatriz Brito do Rêgo</text:p>
          </table:table-cell>
          <table:table-cell table:style-name="Tabela1.D1" office:value-type="string">
            <text:p text:style-name="P26">Criação<text:span text:style-name="Fonte_20_parág._20_padrão"><text:span text:style-name="T22"> </text:span></text:span>do<text:span text:style-name="Fonte_20_parág._20_padrão"><text:span text:style-name="T22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5">03/06/2015</text:p>
          </table:table-cell>
          <table:table-cell table:style-name="Tabela1.A3" office:value-type="string">
            <text:p text:style-name="P15">1.5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27">Atualização do documento</text:p>
          </table:table-cell>
        </table:table-row>
        <table:table-row table:style-name="Tabela1.1">
          <table:table-cell table:style-name="Tabela1.A3" office:value-type="string">
            <text:p text:style-name="P13"/>
          </table:table-cell>
          <table:table-cell table:style-name="Tabela1.A3" office:value-type="string">
            <text:p text:style-name="P13"/>
          </table:table-cell>
          <table:table-cell table:style-name="Tabela1.A3" office:value-type="string">
            <text:p text:style-name="P13"/>
          </table:table-cell>
          <table:table-cell table:style-name="Tabela1.D3" office:value-type="string">
            <text:p text:style-name="P28"/>
          </table:table-cell>
        </table:table-row>
      </table:table>
      <text:section text:style-name="Sect1" text:name="Seção1">
        <text:list xml:id="list6125798199191060140" text:style-name="WW8Num2">
          <text:list-item>
            <text:h text:style-name="P17" text:outline-level="1"><text:bookmark-start text:name="_Ref418497390"/><text:bookmark-start text:name="_Ref439573339"/>CASOS DE USO: <text:span text:style-name="T24">VISUALIZAR AVALIAÇÃO DE RENDIMENTO</text:span></text:h>
            <text:list>
              <text:list-item>
                <text:h text:style-name="P19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16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10">estagiário visualiza sua avaliação de rendimento</text:span></text:span><text:span text:style-name="Fonte_20_parág._20_padrão"><text:span text:style-name="T9">.</text:span></text:span></text:p>
        <text:list xml:id="list100545858322377" text:continue-numbering="true" text:style-name="WW8Num2">
          <text:list-item>
            <text:list>
              <text:list-item>
                <text:h text:style-name="P20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5">é o estagiário.</text:span></text:p>
        <text:list xml:id="list100545397726608" text:continue-numbering="true" text:style-name="WW8Num2">
          <text:list-item>
            <text:list>
              <text:list-item>
                <text:h text:style-name="P20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5">Estagiário seleciona a opção “Avaliação”</text:span></text:p>
        <text:p text:style-name="P3">2.<text:tab/><text:span text:style-name="T23">Sistema exibe informações referente a avaliação do estagiário em questão</text:span></text:p>
        <text:p text:style-name="P22"/>
        <text:p text:style-name="P9">1.<text:span text:style-name="T26">4</text:span><text:tab/><text:span text:style-name="T26">Fluxo Alternativo</text:span></text:p>
        <text:p text:style-name="P32"><text:tab/><text:tab/><text:span text:style-name="T26">1.<text:tab/></text:span><text:span text:style-name="T20">Estagiário seleciona a opção “Avaliação”</text:span></text:p>
        <text:p text:style-name="P35"><text:tab/><text:tab/>2.<text:tab/><text:span text:style-name="T26">Sistema informa que avaliação de rendimento do aluno em questão ainda não foi submetida no sistema.</text:span></text:p>
        <text:p text:style-name="P32"><text:span text:style-name="T19"/></text:p>
        <text:list xml:id="list2367457248774679608" text:style-name="L1">
          <text:list-header>
            <text:p text:style-name="P30"><text:span text:style-name="T15">1.</text:span><text:span text:style-name="T13">5</text:span><text:span text:style-name="T12"><text:tab/>Pré-Condições</text:span></text:p>
          </text:list-header>
        </text:list>
        <text:p text:style-name="P34">Avaliação de rendimento submetida no sistema - UC10</text:p>
        <text:p text:style-name="P8"/>
        <text:list xml:id="list100545807388453" text:continue-numbering="true" text:style-name="L1">
          <text:list-header>
            <text:p text:style-name="P31"><text:span text:style-name="T14">1.</text:span><text:span text:style-name="T16">6</text:span><text:span text:style-name="T14"> </text:span><text:span text:style-name="T11"><text:tab/>Pós-Condições</text:span></text:p>
          </text:list-header>
        </text:list>
        <text:p text:style-name="P33">Não se aplica</text:p>
        <text:list xml:id="list100545259743786" text:continue-list="list100545397726608" text:style-name="WW8Num2">
          <text:list-item>
            <text:h text:style-name="P18" text:outline-level="1"><text:soft-page-break/>Relacionamento<text:span text:style-name="Fonte_20_parág._20_padrão"><text:span text:style-name="T22"> </text:span></text:span>com<text:span text:style-name="Fonte_20_parág._20_padrão"><text:span text:style-name="T22"> </text:span></text:span>Outros<text:span text:style-name="Fonte_20_parág._20_padrão"><text:span text:style-name="T22"> </text:span></text:span>Casos<text:span text:style-name="Fonte_20_parág._20_padrão"><text:span text:style-name="T22"> </text:span></text:span>de<text:span text:style-name="Fonte_20_parág._20_padrão"><text:span text:style-name="T22"> </text:span></text:span>Uso</text:h>
          </text:list-item>
        </text:list>
        <text:p text:style-name="P23">Relacionamento com caso de uso UC<text:span text:style-name="T25">10</text:span></text:p>
        <text:list xml:id="list100547171083657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4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00545551284586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5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6-08T10:05:45.138688059</dc:date>
    <meta:print-date>2007-05-07T23:41:00</meta:print-date>
    <meta:editing-cycles>18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37" meta:word-count="163" meta:character-count="1022" meta:non-whitespace-character-count="89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